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1" calcext:value-type="float">
            <text:p>1781</text:p>
          </table:table-cell>
          <table:table-cell office:value-type="float" office:value="100" calcext:value-type="float">
            <text:p>100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172" calcext:value-type="float">
            <text:p>20172</text:p>
          </table:table-cell>
          <table:table-cell office:value-type="float" office:value="1000" calcext:value-type="float">
            <text:p>1000</text:p>
          </table:table-cell>
          <table:table-cell office:value-type="float" office:value="39171" calcext:value-type="float">
            <text:p>391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1197" calcext:value-type="float">
            <text:p>41197</text:p>
          </table:table-cell>
          <table:table-cell office:value-type="float" office:value="2000" calcext:value-type="float">
            <text:p>2000</text:p>
          </table:table-cell>
          <table:table-cell office:value-type="float" office:value="99864" calcext:value-type="float">
            <text:p>998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2136" calcext:value-type="float">
            <text:p>112136</text:p>
          </table:table-cell>
          <table:table-cell office:value-type="float" office:value="5000" calcext:value-type="float">
            <text:p>5000</text:p>
          </table:table-cell>
          <table:table-cell office:value-type="float" office:value="207579" calcext:value-type="float">
            <text:p>20757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0266" calcext:value-type="float">
            <text:p>250266</text:p>
          </table:table-cell>
          <table:table-cell office:value-type="float" office:value="10000" calcext:value-type="float">
            <text:p>10000</text:p>
          </table:table-cell>
          <table:table-cell office:value-type="float" office:value="533974" calcext:value-type="float">
            <text:p>53397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42537" calcext:value-type="float">
            <text:p>542537</text:p>
          </table:table-cell>
          <table:table-cell office:value-type="float" office:value="20000" calcext:value-type="float">
            <text:p>20000</text:p>
          </table:table-cell>
          <table:table-cell office:value-type="float" office:value="831284" calcext:value-type="float">
            <text:p>83128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50584" calcext:value-type="float">
            <text:p>850584</text:p>
          </table:table-cell>
          <table:table-cell office:value-type="float" office:value="30000" calcext:value-type="float">
            <text:p>30000</text:p>
          </table:table-cell>
          <table:table-cell office:value-type="float" office:value="1433665" calcext:value-type="float">
            <text:p>143366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18313" calcext:value-type="float">
            <text:p>1518313</text:p>
          </table:table-cell>
          <table:table-cell office:value-type="float" office:value="50000" calcext:value-type="float">
            <text:p>50000</text:p>
          </table:table-cell>
          <table:table-cell office:value-type="float" office:value="2038095" calcext:value-type="float">
            <text:p>203809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443182" calcext:value-type="float">
            <text:p>3443182</text:p>
          </table:table-cell>
          <table:table-cell office:value-type="float" office:value="100000" calcext:value-type="float">
            <text:p>100000</text:p>
          </table:table-cell>
          <table:table-cell office:value-type="float" office:value="4895134" calcext:value-type="float">
            <text:p>489513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579979" calcext:value-type="float">
            <text:p>5579979</text:p>
          </table:table-cell>
          <table:table-cell office:value-type="float" office:value="150000" calcext:value-type="float">
            <text:p>150000</text:p>
          </table:table-cell>
          <table:table-cell office:value-type="float" office:value="6146924" calcext:value-type="float">
            <text:p>61469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600250" calcext:value-type="float">
            <text:p>760025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361706" calcext:value-type="float">
            <text:p>10361706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2421388" calcext:value-type="float">
            <text:p>12421388</text:p>
          </table:table-cell>
          <table:table-cell office:value-type="float" office:value="300000" calcext:value-type="float">
            <text:p>300000</text:p>
          </table:table-cell>
          <table:table-cell office:value-type="float" office:value="14122798" calcext:value-type="float">
            <text:p>14122798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2316576" calcext:value-type="float">
            <text:p>22316576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808716" calcext:value-type="float">
            <text:p>28808716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27562187" calcext:value-type="float">
            <text:p>27562187</text:p>
          </table:table-cell>
          <table:table-cell office:value-type="float" office:value="600000" calcext:value-type="float">
            <text:p>600000</text:p>
          </table:table-cell>
          <table:table-cell office:value-type="float" office:value="21379882" calcext:value-type="float">
            <text:p>21379882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33116854" calcext:value-type="float">
            <text:p>33116854</text:p>
          </table:table-cell>
          <table:table-cell office:value-type="float" office:value="700000" calcext:value-type="float">
            <text:p>700000</text:p>
          </table:table-cell>
          <table:table-cell office:value-type="float" office:value="40178081" calcext:value-type="float">
            <text:p>40178081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39713117" calcext:value-type="float">
            <text:p>39713117</text:p>
          </table:table-cell>
          <table:table-cell office:value-type="float" office:value="800000" calcext:value-type="float">
            <text:p>800000</text:p>
          </table:table-cell>
          <table:table-cell office:value-type="float" office:value="45623162" calcext:value-type="float">
            <text:p>45623162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45498591" calcext:value-type="float">
            <text:p>45498591</text:p>
          </table:table-cell>
          <table:table-cell office:value-type="float" office:value="900000" calcext:value-type="float">
            <text:p>900000</text:p>
          </table:table-cell>
          <table:table-cell office:value-type="float" office:value="53715038" calcext:value-type="float">
            <text:p>5371503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0805345" calcext:value-type="float">
            <text:p>508053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477159" calcext:value-type="float">
            <text:p>51477159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56947258" calcext:value-type="float">
            <text:p>56947258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64229391" calcext:value-type="float">
            <text:p>64229391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63408670" calcext:value-type="float">
            <text:p>6340867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3386703" calcext:value-type="float">
            <text:p>63386703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67612866" calcext:value-type="float">
            <text:p>67612866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60444915" calcext:value-type="float">
            <text:p>60444915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75883990" calcext:value-type="float">
            <text:p>7588399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74784567" calcext:value-type="float">
            <text:p>74784567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82955034" calcext:value-type="float">
            <text:p>8295503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59785297" calcext:value-type="float">
            <text:p>59785297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14853886" calcext:value-type="float">
            <text:p>11485388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6857347" calcext:value-type="float">
            <text:p>86857347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91318460" calcext:value-type="float">
            <text:p>19131846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17715731" calcext:value-type="float">
            <text:p>117715731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61848961" calcext:value-type="float">
            <text:p>261848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92708040" calcext:value-type="float">
            <text:p>192708040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29483592" calcext:value-type="float">
            <text:p>32948359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55171438" calcext:value-type="float">
            <text:p>25517143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422343936" calcext:value-type="float">
            <text:p>422343936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06795530" calcext:value-type="float">
            <text:p>306795530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86006173" calcext:value-type="float">
            <text:p>486006173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75666177" calcext:value-type="float">
            <text:p>375666177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552197838" calcext:value-type="float">
            <text:p>552197838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403043442" calcext:value-type="float">
            <text:p>403043442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663583511" calcext:value-type="float">
            <text:p>66358351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433362846" calcext:value-type="float">
            <text:p>43336284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38906121" calcext:value-type="float">
            <text:p>738906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24311315" calcext:value-type="float">
            <text:p>424311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6:59:40.781000000</meta:creation-date>
    <dc:date>2018-06-07T17:00:21.308000000</dc:date>
    <meta:editing-duration>PT39S</meta:editing-duration>
    <meta:editing-cycles>2</meta:editing-cycles>
    <meta:generator>LibreOffice/6.0.4.2$Windows_x86 LibreOffice_project/9b0d9b32d5dcda91d2f1a96dc04c645c450872bf</meta:generator>
    <meta:document-statistic meta:table-count="1" meta:cell-count="132" meta:object-count="0"/>
  </office:meta>
</office:document-meta>
</file>